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5002" officeooo:paragraph-rsid="0019500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95002" officeooo:paragraph-rsid="00195002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bbb5" style:font-weight-asian="bold" style:font-weight-complex="bold"/>
    </style:style>
    <style:style style:name="T3" style:family="text">
      <style:text-properties officeooo:rsid="0019bb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ando com Crawlers e Strings</text:p>
      <text:p text:style-name="P1"/>
      <text:p text:style-name="P2">Intruções para fazer o Parsing:</text:p>
      <text:p text:style-name="P2"><text:tab/><text:span text:style-name="T1">import</text:span> urllib.request </text:p>
      <text:p text:style-name="P2"><text:tab/>#Esta é a bibliotéca que possui os metodos de busca</text:p>
      <text:p text:style-name="P2"/>
      <text:p text:style-name="P2"><text:tab/><text:span text:style-name="T1">urllib.request.urlopen(</text:span>“O site de onde será retirada informações”<text:span text:style-name="T1">).read()</text:span></text:p>
      <text:p text:style-name="P2"><text:span text:style-name="T1"><text:tab/></text:span>#Comando que ira pesquisar na internet, o “.read()” faz a leitura.</text:p>
      <text:p text:style-name="P2"/>
      <text:p text:style-name="P2">Deve se pequisar usando a pesquisa de elementos dentro do código HTML para identificar o local onde a informação esta situada no código.</text:p>
      <text:p text:style-name="P2"/>
      <text:p text:style-name="P2"><text:tab/><text:span text:style-name="T2">c</text:span><text:span text:style-name="T1">ontent.index(“</text:span>str<text:span text:style-name="T1">”) </text:span>#Retorna o indice que ocorre a situação pela primeira v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20:07:00.653630331</meta:creation-date>
    <dc:date>2017-08-23T21:12:28.438687170</dc:date>
    <meta:editing-duration>PT45M6S</meta:editing-duration>
    <meta:editing-cycles>1</meta:editing-cycles>
    <meta:document-statistic meta:table-count="0" meta:image-count="0" meta:object-count="0" meta:page-count="1" meta:paragraph-count="8" meta:word-count="74" meta:character-count="497" meta:non-whitespace-character-count="425"/>
    <meta:generator>LibreOffice/5.1.6.2$Linux_x86 LibreOffice_project/10m0$Build-2</meta:generator>
  </office:meta>
</office:document-meta>
</file>